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Moses Lake Chief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um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cGrotha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Kays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cGrotha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McGrotha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Bak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Bak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7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Brito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5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Turley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uam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Kays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9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Kays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Kays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Kays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2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4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Mack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Turl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6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Valdez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Turl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number-rows-repeated="1048485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3T16:54:06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